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weight-asian="bold" style:font-weight-complex="bold"/>
    </style:style>
    <style:style style:name="P3" style:family="paragraph" style:parent-style-name="Standard">
      <style:text-properties fo:font-size="16pt" fo:font-weight="bold" officeooo:paragraph-rsid="000b48c4" style:font-weight-asian="bold" style:font-weight-complex="bold"/>
    </style:style>
    <style:style style:name="P4" style:family="paragraph" style:parent-style-name="Standard">
      <style:text-properties fo:font-size="16pt" fo:font-weight="bold" officeooo:rsid="000c9126" officeooo:paragraph-rsid="000c9126" style:font-weight-asian="bold" style:font-weight-complex="bold"/>
    </style:style>
    <style:style style:name="P5" style:family="paragraph" style:parent-style-name="Standard">
      <style:text-properties fo:font-size="20pt" fo:font-weight="bold" style:font-weight-asian="bold" style:font-weight-complex="bold"/>
    </style:style>
    <style:style style:name="P6" style:family="paragraph" style:parent-style-name="Standard">
      <style:text-properties fo:color="#c9211e"/>
    </style:style>
    <style:style style:name="P7" style:family="paragraph" style:parent-style-name="Standard">
      <style:text-properties officeooo:paragraph-rsid="000b48c4"/>
    </style:style>
    <style:style style:name="P8" style:family="paragraph" style:parent-style-name="Standard">
      <style:text-properties officeooo:paragraph-rsid="000c9126"/>
    </style:style>
    <style:style style:name="T1" style:family="text">
      <style:text-properties officeooo:rsid="000b48c4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eate new rep and init</text:p>
      <text:p text:style-name="Standard"/>
      <text:p text:style-name="Standard">1.git init</text:p>
      <text:p text:style-name="Standard">2.git status <text:s text:c="3"/>//all r untracked</text:p>
      <text:p text:style-name="Standard">3.git add . <text:s text:c="4"/>//add files to stagged area</text:p>
      <text:p text:style-name="Standard">4.git status <text:s text:c="3"/>//tracked</text:p>
      <text:p text:style-name="Standard">5.git commit -M "1st commit/msg"</text:p>
      <text:p text:style-name="Standard">6.git status <text:s text:c="3"/></text:p>
      <text:p text:style-name="Standard">7.git branch -M myown_branch_name/main </text:p>
      <text:p text:style-name="Standard"/>
      <text:p text:style-name="P6">//if step 7 not working.. </text:p>
      <text:p text:style-name="P6">git config --global user.email "jalajagond@gmail.com"</text:p>
      <text:p text:style-name="P6">git config --global user.name "username"</text:p>
      <text:p text:style-name="Standard"/>
      <text:p text:style-name="Standard">8.git remote add origin https://github.com/JalajaDG/QC_ADC.git</text:p>
      <text:p text:style-name="Standard">9.git push -u origin <text:s/>myown_branch_name</text:p>
      <text:p text:style-name="Standard"/>
      <text:p text:style-name="P6">//step 9 asks username n password..if authentication failed,,goto github</text:p>
      <text:p text:style-name="P6">setting..developer settings....generate token..copy it</text:p>
      <text:p text:style-name="Standard"/>
      <text:p text:style-name="Standard">10.git remote set -url origin https://token@github.com/username/repositoryname.git</text:p>
      <text:p text:style-name="Standard"/>
      <text:p text:style-name="Standard">11.git push origin myown_branch_name</text:p>
      <text:p text:style-name="Standard"/>
      <text:p text:style-name="Standard"/>
      <text:p text:style-name="Standard"/>
      <text:p text:style-name="Standard"/>
      <text:p text:style-name="P2">push to existing repository</text:p>
      <text:p text:style-name="P2"/>
      <text:p text:style-name="Standard">1.git status</text:p>
      <text:p text:style-name="Standard">2.git add . <text:s text:c="4"/>//add files to stagged area</text:p>
      <text:p text:style-name="Standard">3.git status <text:s text:c="3"/>//tracked</text:p>
      <text:p text:style-name="Standard">4.git commit -M "2nd <text:s/>commit/msg"</text:p>
      <text:p text:style-name="Standard">5.git branch -M myown_branch_name/main </text:p>
      <text:p text:style-name="Standard">6.git push origin myown_branch_name</text:p>
      <text:p text:style-name="Standard"/>
      <text:p text:style-name="Standard"/>
      <text:p text:style-name="P2">miscellaneous</text:p>
      <text:p text:style-name="Standard">git log=to see all commits</text:p>
      <text:p text:style-name="Standard">git branch -a =to see all branches and on which is head is present</text:p>
      <text:p text:style-name="Standard">git checkout main <text:s/>//to change/switch to branch main</text:p>
      <text:p text:style-name="Standard">git reflog <text:s/>//to see all log..</text:p>
      <text:p text:style-name="Standard"/>
      <text:p text:style-name="P2">created another branch</text:p>
      <text:p text:style-name="Standard">git checkout my_new_branch <text:s/>//head points to new branch</text:p>
      <text:p text:style-name="Standard">**or</text:p>
      <text:p text:style-name="Standard"/>
      <text:p text:style-name="Standard">git switch my_new_branch</text:p>
      <text:p text:style-name="Standard">**or</text:p>
      <text:p text:style-name="Standard"/>
      <text:p text:style-name="Standard"><text:soft-page-break/>git branch my_new_branch <text:s text:c="3"/>//head will not point to new branch</text:p>
      <text:p text:style-name="Standard"/>
      <text:p text:style-name="Standard"/>
      <text:p text:style-name="P2">switch to another branch frm one branch</text:p>
      <text:p text:style-name="Standard">git checkout branchname</text:p>
      <text:p text:style-name="Standard"/>
      <text:p text:style-name="Standard"/>
      <text:p text:style-name="Standard"/>
      <text:p text:style-name="P5">delete branch</text:p>
      <text:p text:style-name="P1">/to delete local branch</text:p>
      <text:p text:style-name="Standard">//:After switching to another branch, you can now safely delete the mainfile branch using the -d option:</text:p>
      <text:p text:style-name="Standard"/>
      <text:p text:style-name="Standard">1.git branch -d mainfile <text:s/></text:p>
      <text:p text:style-name="Standard"/>
      <text:p text:style-name="P6">//If the branch has not been merged yet and you still want to delete it, you can use the -D option:</text:p>
      <text:p text:style-name="Standard"/>
      <text:p text:style-name="Standard">2.git branch -D mainfile </text:p>
      <text:p text:style-name="Standard"/>
      <text:p text:style-name="Standard"/>
      <text:p text:style-name="Standard"/>
      <text:p text:style-name="P1">/to delete remote branch</text:p>
      <text:p text:style-name="Standard">git push &lt;remote_name&gt; --delete &lt;branch_name&gt;</text:p>
      <text:p text:style-name="Standard">git push origin --delete mainfile</text:p>
      <text:p text:style-name="Standard"/>
      <text:p text:style-name="Standard"/>
      <text:p text:style-name="Standard"/>
      <text:p text:style-name="Standard"/>
      <text:p text:style-name="Standard"/>
      <text:p text:style-name="P2">recover remote branch</text:p>
      <text:p text:style-name="Standard"/>
      <text:p text:style-name="Standard">1.git reflog </text:p>
      <text:p text:style-name="Standard"><text:s/>//to check commit id of lost branch....</text:p>
      <text:p text:style-name="Standard"><text:span text:style-name="T3"><text:s/>cf78ab1 </text:span>(origin/mainfile) HEAD@{2}: checkout: moving from mainfile to myown_branch</text:p>
      <text:p text:style-name="Standard"/>
      <text:p text:style-name="Standard">2.git checkout <text:s/>-b newbranchname <text:s/>commitid</text:p>
      <text:p text:style-name="Standard">git checkout <text:s/>-b myown_branch cf78ab1</text:p>
      <text:p text:style-name="Standard"/>
      <text:p text:style-name="Standard"/>
      <text:p text:style-name="Standard">3.git log <text:s/>//to verify</text:p>
      <text:p text:style-name="Standard"/>
      <text:p text:style-name="Standard"/>
      <text:p text:style-name="Standard">4.now this is local branch..to make it remote branch</text:p>
      <text:p text:style-name="Standard">git push -u origin myown_bran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create <text:span text:style-name="T1">a</text:span> local bra<text:span text:style-name="T1">n</text:span>ch from remote branch</text:p>
      <text:p text:style-name="P7"><text:s/>git checkout -b myown_branch origin/myown_branch <text:s/></text:p>
      <text:p text:style-name="P7"><text:s/></text:p>
      <text:p text:style-name="P7"/>
      <text:p text:style-name="P4">create a remote branch from local branch</text:p>
      <text:p text:style-name="P8">git push -u origin myown_branch</text:p>
      <text:p text:style-name="P7"><text:s/></text:p>
      <text:p text:style-name="Standard"/>
      <text:p text:style-name="P2">merge from 1 branch to another</text:p>
      <text:p text:style-name="Standard">1.Fetch Latest Changes: Before starting, ensure you have the latest changes from the remote repository:</text:p>
      <text:p text:style-name="Standard">git fetch origin</text:p>
      <text:p text:style-name="Standard"/>
      <text:p text:style-name="Standard">2.Checkout mainfile Branch: Switch to the mainfile branch:</text:p>
      <text:p text:style-name="Standard"/>
      <text:p text:style-name="Standard">git checkout mainfile</text:p>
      <text:p text:style-name="Standard"/>
      <text:p text:style-name="Standard">3.Merge myown_branch into mainfile: Merge the changes from myown_branch into mainfile:</text:p>
      <text:p text:style-name="Standard">git merge origin/myown_branch</text:p>
      <text:p text:style-name="Standard"/>
      <text:p text:style-name="Standard"/>
      <text:p text:style-name="Standard">4.Commit the Merged Changes: Once the merge is complete, commit the changes:</text:p>
      <text:p text:style-name="Standard"/>
      <text:p text:style-name="Standard">git commit -m "Merge myown_branch into mainfile"</text:p>
      <text:p text:style-name="Standard"/>
      <text:p text:style-name="Standard">5.Push Changes to Remote Repository: Finally, push the changes to the mainfile branch on the remote repository:</text:p>
      <text:p text:style-name="Standard">git push origin mainfile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9T18:01:41.076974401</meta:creation-date>
    <dc:date>2024-04-19T18:05:54.885412281</dc:date>
    <meta:editing-duration>PT4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414" meta:character-count="2826" meta:non-whitespace-character-count="2432"/>
  </office:meta>
</office:document-meta>
</file>